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itle">
      <style:text-properties fo:font-size="24pt" officeooo:rsid="0006a5b5" officeooo:paragraph-rsid="0006a5b5" style:font-size-asian="21pt" style:font-size-complex="24pt"/>
    </style:style>
    <style:style style:name="P2" style:family="paragraph" style:parent-style-name="Text_20_body">
      <style:text-properties fo:language="pt" fo:country="BR" officeooo:rsid="0006a5b5" officeooo:paragraph-rsid="0006a5b5"/>
    </style:style>
    <style:style style:name="T1" style:family="text">
      <style:text-properties officeooo:rsid="00070057"/>
    </style:style>
    <style:style style:name="T2" style:family="text">
      <style:text-properties officeooo:rsid="0009f5f9"/>
    </style:style>
    <style:style style:name="T3" style:family="text">
      <style:text-properties officeooo:rsid="000aa432"/>
    </style:style>
    <style:style style:name="T4" style:family="text">
      <style:text-properties officeooo:rsid="000b5a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rcuita</text:p>
      <text:p text:style-name="P2"><text:tab/>O horizonte é mecânico, <text:span text:style-name="T2">o</text:span><text:span text:style-name="T1"> céu coberto por cabos embranhados chispeando como trovões, </text:span><text:span text:style-name="T2">o bloqueio do Sol </text:span><text:span text:style-name="T3">transformou o que um dia foi um terreno vivo e verde, em um</text:span><text:span text:style-name="T4">a caverna sem fi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07:27:17.852999028</meta:creation-date>
    <dc:date>2025-12-13T20:23:32.028026511</dc:date>
    <meta:editing-duration>PT6H14M3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34" meta:character-count="188" meta:non-whitespace-character-count="155"/>
  </office:meta>
</office:document-meta>
</file>